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officeooo:paragraph-rsid="0009af67"/>
    </style:style>
    <style:style style:name="P2" style:family="paragraph" style:parent-style-name="Standard">
      <style:paragraph-properties style:line-height-at-least="0.198in"/>
      <style:text-properties fo:color="#cccccc" style:font-name="Droid Sans Mono" fo:font-size="10.5pt" fo:font-weight="normal" fo:background-color="#1f1f1f"/>
    </style:style>
    <style:style style:name="T1" style:family="text">
      <style:text-properties officeooo:rsid="0009af67"/>
    </style:style>
    <style:style style:name="T2" style:family="text">
      <style:text-properties fo:color="#4ec9b0"/>
    </style:style>
    <style:style style:name="T3" style:family="text">
      <style:text-properties fo:color="#9cdcfe"/>
    </style:style>
    <style:style style:name="T4" style:family="text">
      <style:text-properties fo:color="#dcdcaa"/>
    </style:style>
    <style:style style:name="T5" style:family="text">
      <style:text-properties fo:color="#ce9178"/>
    </style:style>
    <style:style style:name="T6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ader: </text:p>
      <text:p text:style-name="Standard"><text:s text:c="2"/>seq: 6739</text:p>
      <text:p text:style-name="Standard"><text:s text:c="2"/>stamp: </text:p>
      <text:p text:style-name="Standard"><text:s text:c="4"/>secs: 1694212665</text:p>
      <text:p text:style-name="Standard"><text:s text:c="4"/>nsecs: 782153870</text:p>
      <text:p text:style-name="Standard"><text:s text:c="2"/>frame_id: ''</text:p>
      <text:p text:style-name="Standard">name: </text:p>
      <text:p text:style-name="Standard"><text:s text:c="2"/>- joint_0.0</text:p>
      <text:p text:style-name="Standard"><text:s text:c="2"/>- joint_1.0</text:p>
      <text:p text:style-name="Standard"><text:s text:c="2"/>- joint_2.0</text:p>
      <text:p text:style-name="Standard"><text:s text:c="2"/>- joint_3.0</text:p>
      <text:p text:style-name="Standard"><text:s text:c="2"/>- joint_4.0</text:p>
      <text:p text:style-name="Standard"><text:s text:c="2"/>- joint_5.0</text:p>
      <text:p text:style-name="Standard"><text:s text:c="2"/>- joint_6.0</text:p>
      <text:p text:style-name="Standard"><text:s text:c="2"/>- joint_7.0</text:p>
      <text:p text:style-name="Standard"><text:s text:c="2"/>- joint_8.0</text:p>
      <text:p text:style-name="Standard"><text:s text:c="2"/>- joint_9.0</text:p>
      <text:p text:style-name="Standard"><text:s text:c="2"/>- joint_10.0</text:p>
      <text:p text:style-name="Standard"><text:s text:c="2"/>- joint_11.0</text:p>
      <text:p text:style-name="Standard"><text:s text:c="2"/>- joint_12.0</text:p>
      <text:p text:style-name="Standard"><text:s text:c="2"/>- joint_13.0</text:p>
      <text:p text:style-name="Standard"><text:s text:c="2"/>- joint_14.0</text:p>
      <text:p text:style-name="Standard"><text:s text:c="2"/>- joint_15.0</text:p>
      <text:p text:style-name="Standard">position: [-0.04429958464096151, -0.08242937834254274, 0.7782787291875659, 0.7452588856173562, 0.02074489880598622, -0.09269152778737542, 0.7635420516322903, 0.7467087102403027, 0.10340705365591538, 0.010265717345720859, 0.8816610599466239, 0.7499153546396637, 0.9518106576772127, 0.4275702642096233, 0.384726973633751, 0.713343260841771]</text:p>
      <text:p text:style-name="Standard">velocity: [-238.8090043090958, -47.122756885665204, 97.91406152464492, -240.91064674195943, -106.5981179332661, 96.13814415828614, -168.33150013181074, 111.8212989789933, 4.258250066782988, -14.176196367994686, -5.711277142291047, -117.56769154715491, 150.44345569339342, -97.51266096339965, -76.00443216980602, -58.56534586001436]</text:p>
      <text:p text:style-name="Standard">effort: [0.027570447097247337, -0.09327111080225599, 0.01677518427303211, 0.029578633865039103, -0.012790262428508432, -0.08276895113108262, 0.0330346613441912, 0.02873456249378958, -0.009472675964513904, -0.0973341926461284, -0.0003625590919426315, 0.027015646713112695, -0.08634629906105644, 0.01115487546650234, -0.08945630198788646, 0.05944669801639848]</text:p>
      <text:p text:style-name="Standard"/>
      <text:p text:style-name="Standard"/>
      <text:p text:style-name="P1"><text:span text:style-name="Source_20_Text">rostopic pub /allegroHand/joint_cmd sensor_msgs/JointState '{header: {seq: 0, stamp: {secs: 0, nsecs: 0}, frame_id: ""}, name: ["joint_0.0", "joint_</text:span><text:span text:style-name="Source_20_Text"><text:span text:style-name="T1">1</text:span></text:span><text:span text:style-name="Source_20_Text">.0", "joint_</text:span><text:span text:style-name="Source_20_Text"><text:span text:style-name="T1">2</text:span></text:span><text:span text:style-name="Source_20_Text">.0", "joint_</text:span><text:span text:style-name="Source_20_Text"><text:span text:style-name="T1">3</text:span></text:span><text:span text:style-name="Source_20_Text">.0", "joint_</text:span><text:span text:style-name="Source_20_Text"><text:span text:style-name="T1">4</text:span></text:span><text:span text:style-name="Source_20_Text">.0", "joint_</text:span><text:span text:style-name="Source_20_Text"><text:span text:style-name="T1">5</text:span></text:span><text:span text:style-name="Source_20_Text">.0", "joint_</text:span><text:span text:style-name="Source_20_Text"><text:span text:style-name="T1">6</text:span></text:span><text:span text:style-name="Source_20_Text">.0", "joint_</text:span><text:span text:style-name="Source_20_Text"><text:span text:style-name="T1">7</text:span></text:span><text:span text:style-name="Source_20_Text">.0", "joint_</text:span><text:span text:style-name="Source_20_Text"><text:span text:style-name="T1">8</text:span></text:span><text:span text:style-name="Source_20_Text">.0", "joint_</text:span><text:span text:style-name="Source_20_Text"><text:span text:style-name="T1">9</text:span></text:span><text:span text:style-name="Source_20_Text">.0", "joint_</text:span><text:span text:style-name="Source_20_Text"><text:span text:style-name="T1">10</text:span></text:span><text:span text:style-name="Source_20_Text">.0", "joint_</text:span><text:span text:style-name="Source_20_Text"><text:span text:style-name="T1">11</text:span></text:span><text:span text:style-name="Source_20_Text">.0", "joint_</text:span><text:span text:style-name="Source_20_Text"><text:span text:style-name="T1">12</text:span></text:span><text:span text:style-name="Source_20_Text">.0", "joint_</text:span><text:span text:style-name="Source_20_Text"><text:span text:style-name="T1">13</text:span></text:span><text:span text:style-name="Source_20_Text">.0", "joint_</text:span><text:span text:style-name="Source_20_Text"><text:span text:style-name="T1">14</text:span></text:span><text:span text:style-name="Source_20_Text">.0", "joint_</text:span><text:span text:style-name="Source_20_Text"><text:span text:style-name="T1">15</text:span></text:span><text:span text:style-name="Source_20_Text">.0", ], position: [-0.04429958464096151, -0.08242937834254274, 0.7782787291875659, 0.7452588856173562, 0.02074489880598622, -0.09269152778737542, 0.7635420516322903, 0.7467087102403027, 0.10340705365591538, 0.010265717345720859, 0.8816610599466239, 0.7499153546396637, 0.9518106576772127, 0.4275702642096233, 0.384726973633751, 0.713343260841771], velocity: [0.0, 0.0, 0.0, 0.0, 0.0, 0.0, 0.0, 0.0, 0.0, 0.0, 0.0, 0.0, 0.0, 0.0, 0.0], effort: [0.0, 0.0, 0.0, 0.0, 0.0, 0.0, 0.0, 0.0, 0.0, 0.0, 0.0, 0.0, 0.0, 0.0, 0.0]}' --once</text:span></text:p>
      <text:p text:style-name="Standard"><text:soft-page-break/></text:p>
      <text:p text:style-name="Standard"/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Home Pose:</text:span><text:span text:style-name="T6">\t\t\t</text:span><text:span text:style-name="T5">'H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Ready Pose:</text:span><text:span text:style-name="T6">\t\t\t</text:span><text:span text:style-name="T5">'R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Pinch (index+thumb):</text:span><text:span text:style-name="T6">\t\t</text:span><text:span text:style-name="T5">'P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Pinch (middle+thumb):</text:span><text:span text:style-name="T6">\t\t</text:span><text:span text:style-name="T5">'M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Grasp (3 fingers):</text:span><text:span text:style-name="T6">\t\t</text:span><text:span text:style-name="T5">'G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Grasp (4 fingers):</text:span><text:span text:style-name="T6">\t\t</text:span><text:span text:style-name="T5">'F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Grasp (envelop):</text:span><text:span text:style-name="T6">\t\t</text:span><text:span text:style-name="T5">'E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Gravity compensation:</text:span><text:span text:style-name="T6">\t\t</text:span><text:span text:style-name="T5">'Z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Motors Off (free motion):</text:span><text:span text:style-name="T6">\t</text:span><text:span text:style-name="T5">'O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Save Current Pose:</text:span><text:span text:style-name="T6">\t\t</text:span><text:span text:style-name="T5">'S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PD Control (last saved):</text:span><text:span text:style-name="T6">\t</text:span><text:span text:style-name="T5">'Space'"</text:span> <text:span text:style-name="T4">&lt;&lt;</text:span> <text:span text:style-name="T2">std</text:span>::<text:span text:style-name="T4">endl</text:span>;</text:p>
      <text:p text:style-name="P2"><text:span text:style-name="T2">std</text:span>::<text:span text:style-name="T3">cout</text:span> <text:span text:style-name="T4">&lt;&lt;</text:span> <text:span text:style-name="T5">"</text:span><text:span text:style-name="T6">\t</text:span><text:span text:style-name="T5">Help (this message):</text:span><text:span text:style-name="T6">\t\t</text:span><text:span text:style-name="T5">'/ or ?'"</text:span> <text:span text:style-name="T4">&lt;&lt;</text:span> <text:span text:style-name="T2">std</text:span>::<text:span text:style-name="T4">endl</text:span>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8T15:43:00.806415531</meta:creation-date>
    <dc:date>2023-09-08T17:30:53.471397636</dc:date>
    <meta:editing-duration>PT1H47M52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39" meta:word-count="259" meta:character-count="2879" meta:non-whitespace-character-count="2611"/>
  </office:meta>
</office:document-meta>
</file>